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1.05mm"/>
    </style:style>
    <style:style style:name="co8" style:family="table-column">
      <style:table-column-properties fo:break-before="auto" style:column-width="33.6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20.99mm"/>
    </style:style>
    <style:style style:name="co12" style:family="table-column">
      <style:table-column-properties fo:break-before="auto" style:column-width="17.92mm"/>
    </style:style>
    <style:style style:name="co13" style:family="table-column">
      <style:table-column-properties fo:break-before="auto" style:column-width="46.2mm"/>
    </style:style>
    <style:style style:name="co14" style:family="table-column">
      <style:table-column-properties fo:break-before="auto" style:column-width="103.59mm"/>
    </style:style>
    <style:style style:name="co15" style:family="table-column">
      <style:table-column-properties fo:break-before="auto" style:column-width="68.88mm"/>
    </style:style>
    <style:style style:name="co16" style:family="table-column">
      <style:table-column-properties fo:break-before="auto" style:column-width="95.4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8.82mm"/>
    </style:style>
    <style:style style:name="co19" style:family="table-column">
      <style:table-column-properties fo:break-before="auto" style:column-width="45.09mm"/>
    </style:style>
    <style:style style:name="co20" style:family="table-column">
      <style:table-column-properties fo:break-before="auto" style:column-width="75.6mm"/>
    </style:style>
    <style:style style:name="co21" style:family="table-column">
      <style:table-column-properties fo:break-before="auto" style:column-width="85.11mm"/>
    </style:style>
    <style:style style:name="co22" style:family="table-column">
      <style:table-column-properties fo:break-before="auto" style:column-width="59.64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87.37mm"/>
    </style:style>
    <style:style style:name="co26" style:family="table-column">
      <style:table-column-properties fo:break-before="auto" style:column-width="82.6mm"/>
    </style:style>
    <style:style style:name="co27" style:family="table-column">
      <style:table-column-properties fo:break-before="auto" style:column-width="71.38mm"/>
    </style:style>
    <style:style style:name="co28" style:family="table-column">
      <style:table-column-properties fo:break-before="auto" style:column-width="50.39mm"/>
    </style:style>
    <style:style style:name="co29" style:family="table-column">
      <style:table-column-properties fo:break-before="auto" style:column-width="70.56mm"/>
    </style:style>
    <style:style style:name="co30" style:family="table-column">
      <style:table-column-properties fo:break-before="auto" style:column-width="49mm"/>
    </style:style>
    <style:style style:name="co31" style:family="table-column">
      <style:table-column-properties fo:break-before="auto" style:column-width="63.84mm"/>
    </style:style>
    <style:style style:name="co32" style:family="table-column">
      <style:table-column-properties fo:break-before="auto" style:column-width="64.96mm"/>
    </style:style>
    <style:style style:name="co33" style:family="table-column">
      <style:table-column-properties fo:break-before="auto" style:column-width="55.7mm"/>
    </style:style>
    <style:style style:name="co34" style:family="table-column">
      <style:table-column-properties fo:break-before="auto" style:column-width="59.35mm"/>
    </style:style>
    <style:style style:name="co35" style:family="table-column">
      <style:table-column-properties fo:break-before="auto" style:column-width="59.92mm"/>
    </style:style>
    <style:style style:name="co36" style:family="table-column">
      <style:table-column-properties fo:break-before="auto" style:column-width="63.01mm"/>
    </style:style>
    <style:style style:name="co37" style:family="table-column">
      <style:table-column-properties fo:break-before="auto" style:column-width="20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Descriptionsystem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ta8" style:family="table" style:master-page-name="PageStyle_5f_05_5f_Graphique">
      <style:table-properties table:display="true" style:writing-mode="lr-tb"/>
    </style:style>
    <style:style style:name="ta9" style:family="table" style:master-page-name="PageStyle_5f_06_5f_Graphiquedata">
      <style:table-properties table:display="true" style:writing-mode="lr-tb"/>
    </style:style>
    <style:style style:name="ta10" style:family="table" style:master-page-name="PageStyle_5f_06_5f_Pointtopo">
      <style:table-properties table:display="true" style:writing-mode="lr-tb"/>
    </style:style>
    <style:style style:name="ta11" style:family="table" style:master-page-name="PageStyle_5f_09_5f_Dernieresobservations">
      <style:table-properties table:display="true" style:writing-mode="lr-tb"/>
    </style:style>
    <style:style style:name="ce1" style:family="table-cell" style:parent-style-name="Normal_20_2">
      <style:table-cell-properties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3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_20_2">
      <style:table-cell-properties style:rotation-align="none"/>
    </style:style>
    <style:style style:name="ce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00_Basedonnees</text:p>
          </table:table-cell>
          <table:table-cell table:style-name="ce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number-columns-repeated="3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ors service</text:p>
          </table:table-cell>
          <table:table-cell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cellent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13" table:number-columns-repeated="13" table:default-cell-style-name="ce1"/>
        <table:table-column table:style-name="co11" table:number-columns-repeated="1011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protege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versant</text:p>
          </table:table-cell>
          <table:table-cell office:value-type="string" calcext:value-type="string">
            <text:p>BV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V_superfici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heminhydrau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pen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oefruissellement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apaci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4">
        <office:forms form:automatic-focus="false" form:apply-design-mode="false"/>
        <table:table-column table:style-name="co10" table:number-columns-repeated="3" table:default-cell-style-name="ce6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10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3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2"/>
          <table:table-cell table:style-name="ce3"/>
          <table:table-cell table:style-name="ce1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groupedesordr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t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Crê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Berme supérieure</text:p>
          </table:table-cell>
          <table:table-cell table:style-name="ce7" office:value-type="string" calcext:value-type="string">
            <text:p>BRM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Ouvrage de couronnement</text:p>
          </table:table-cell>
          <table:table-cell table:style-name="ce7" office:value-type="string" calcext:value-type="string">
            <text:p>COU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<text:s text:c="10"/>['RIV','TER','DEU','MER','ETG']</text:p>
          </table:table-cell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<text:s text:c="11"/>['RIV','TER','DEU','MER','ETG']</text:p>
          </table:table-cell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10"/>TRP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PDI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<text:s text:c="11"/>['RIV','MER','ETG']</text:p>
          </table:table-cell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<text:s text:c="12"/>['RIV','MER','ETG']</text:p>
          </table:table-cell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d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<text:s text:c="13"/>['']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<text:s text:c="13"/>['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rosion long. due au fleuve</text:p>
          </table:table-cell>
          <table:table-cell office:value-type="string" calcext:value-type="string">
            <text:p>ERF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Erosion long. due au fleuve</text:p>
          </table:table-cell>
          <table:table-cell office:value-type="string" calcext:value-type="string">
            <text:p>ERF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rosion long. autre</text:p>
          </table:table-cell>
          <table:table-cell office:value-type="string" calcext:value-type="string">
            <text:p>ERD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Erosion long. autre</text:p>
          </table:table-cell>
          <table:table-cell office:value-type="string" calcext:value-type="string">
            <text:p>ERD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étinements d'animaux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Piétinements d'animaux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étinements antropiqu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Piétinements antropiqu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s sauvage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Escaliers sauvage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ice de Ravinement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Indice de Ravinement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Absence de végétaion</text:p>
          </table:table-cell>
          <table:table-cell table:style-name="ce7" office:value-type="string" calcext:value-type="string">
            <text:p>AVG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Indice de fuite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ice de fuite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Rupture de réseaux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upture de réseaux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Sondage en cours de visite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ndage en cours de visite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Renard hydraulique</text:p>
          </table:table-cell>
          <table:table-cell office:value-type="string" calcext:value-type="string">
            <text:p>RDH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Renard hydraulique</text:p>
          </table:table-cell>
          <table:table-cell office:value-type="string" calcext:value-type="string">
            <text:p>RDH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Fontis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ntis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Canalisation H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H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Fossé en pied de digue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ssé en pied de digue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Canalisation traversan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traversan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Canalisation londitudinal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londitudinal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Souche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uche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Terrier d animaux fouisseurs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errier d animaux fouisseurs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Végétation dangereuse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égétation dangereuse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Dépression hors dig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pression hors dig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Tête de piezomètre</text:p>
          </table:table-cell>
          <table:table-cell office:value-type="string" calcext:value-type="string">
            <text:p>PZO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ête de piezomètre</text:p>
          </table:table-cell>
          <table:table-cell office:value-type="string" calcext:value-type="string">
            <text:p>PZO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Dépôt sauvage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pôt sauvage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Passage d'engins a mo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ssage d'engins a mo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Vandalisme sur voiri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andalisme sur voiri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Borne manquante</text:p>
          </table:table-cell>
          <table:table-cell office:value-type="string" calcext:value-type="string">
            <text:p>BMQ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manquante</text:p>
          </table:table-cell>
          <table:table-cell office:value-type="string" calcext:value-type="string">
            <text:p>BMQ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Borne déteriorée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déteriorée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Clôture sauvag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ôture sauvag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Labou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Végétation gênante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égétation gênante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Mur de soutenement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Crête bombée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ête bombée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Déjointement </text:p>
          </table:table-cell>
          <table:table-cell office:value-type="string" calcext:value-type="string">
            <text:p>DEJ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jointement </text:p>
          </table:table-cell>
          <table:table-cell office:value-type="string" calcext:value-type="string">
            <text:p>DEJ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Déstructuration ouvrage 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structuration ouvrage 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Corps étranger dangereux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rps étranger dangereux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Glissement, affaissement, tassement</text:p>
          </table:table-cell>
          <table:table-cell office:value-type="string" calcext:value-type="string">
            <text:p>MVT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Glissement, affaissement, tassement</text:p>
          </table:table-cell>
          <table:table-cell office:value-type="string" calcext:value-type="string">
            <text:p>MVT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Vide important entre enrochem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Vide important (enrochement, maçonné)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Nid de poul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Nid de poul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Brèche par Renard Direc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Renard Direc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Renard en Retour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Renard en Retour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Surverse Direct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Surverse Direct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rovoquee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rovoquee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affouillement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affouillement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En limite de surverse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n limite de surverse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Inondation par refoulemen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<text:s text:c="15"/>['A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ondation par refoulemen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<text:s text:c="15"/>['AUT']</text:p>
          </table:table-cell>
          <table:table-cell office:value-type="string" calcext:value-type="string">
            <text:p>Indé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5"/>['A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é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5"/>['AUT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7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7" table:number-columns-repeated="3"/>
          <table:table-cell table:number-columns-repeated="1016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5">
        <table:table-column table:style-name="co1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number-columns-repeated="3" table:default-cell-style-name="ce1"/>
        <table:table-column table:style-name="co22" table:default-cell-style-name="ce1"/>
        <table:table-column table:style-name="co19" table:number-columns-repeated="2" table:default-cell-style-name="ce1"/>
        <table:table-column table:style-name="co22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SI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<text:s text:c="15"/>DI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<text:s text:c="4"/>TN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<text:s text:c="12"/>RE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unaire</text:p>
          </table:table-cell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<text:s text:c="4"/>REB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te Rocheuse</text:p>
          </table:table-cell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<text:s text:c="9"/>ND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RE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EP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Brise-lame</text:p>
          </table:table-cell>
          <table:table-cell office:value-type="string" calcext:value-type="string">
            <text:p>B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ND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 office:value-type="string" calcext:value-type="string">
            <text:p>description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<text:s text:c="14"/>TER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alplanch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Palplanche</text:p>
          </table:table-cell>
          <table:table-cell office:value-type="string" calcext:value-type="string">
            <text:p><text:s text:c="9"/>PAL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Genie-civil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Genie-civil</text:p>
          </table:table-cell>
          <table:table-cell office:value-type="string" calcext:value-type="string">
            <text:p><text:s text:c="8"/>GC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erré maçonné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<text:s text:c="13"/>VO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e galet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largeur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vegherbac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ustiv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or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e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rê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ter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profil en travers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4" table:number-columns-repeated="3" table:default-cell-style-name="ce6"/>
        <table:table-column table:style-name="co26" table:default-cell-style-name="ce6"/>
        <table:table-column table:style-name="co24" table:number-columns-repeated="2" table:default-cell-style-name="ce6"/>
        <table:table-column table:style-name="co26" table:default-cell-style-name="ce6"/>
        <table:table-column table:style-name="co3" table:number-columns-repeated="1013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equip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table:style-name="ce7"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office:value-type="string" calcext:value-type="string">
            <text:p><text:s text:c="23"/>CLA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office:value-type="string" calcext:value-type="string">
            <text:p><text:s text:c="23"/>VAN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xutoire</text:p>
          </table:table-cell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office:value-type="string" calcext:value-type="string">
            <text:p><text:s text:c="23"/>EXU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incendi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office:value-type="string" calcext:value-type="string">
            <text:p><text:s text:c="15"/>BIN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Porte à flot</text:p>
          </table:table-cell>
          <table:table-cell table:style-name="ce7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office:value-type="string" calcext:value-type="string">
            <text:p><text:s text:c="9"/>FOD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osse de decantation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office:value-type="string" calcext:value-type="string">
            <text:p><text:s text:c="9"/>REG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gard, bouche a cl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office:value-type="string" calcext:value-type="string">
            <text:p><text:s text:c="9"/>RES</text:p>
          </table:table-cell>
          <table:table-cell office:value-type="string" calcext:value-type="string">
            <text:p><text:s text:c="13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servoir, chateau d ea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office:value-type="string" calcext:value-type="string">
            <text:p><text:s text:c="9"/>RES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office:value-type="string" calcext:value-type="string">
            <text:p><text:s text:c="10"/>GRI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ille, degrillag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(Gaz...)</text:p>
          </table:table-cell>
          <table:table-cell office:value-type="string" calcext:value-type="string">
            <text:p><text:s text:c="16"/>BOR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(Gaz...)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office:value-type="string" calcext:value-type="string">
            <text:p><text:s text:c="6"/>CDB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ffret de branchement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office:value-type="string" calcext:value-type="string">
            <text:p><text:s text:c="12"/>CHT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mbre Telecom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office:value-type="string" calcext:value-type="string">
            <text:p><text:s text:c="12"/>POT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teau (EDF,PTT)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office:value-type="string" calcext:value-type="string">
            <text:p><text:s text:c="12"/>TRA</text:p>
          </table:table-cell>
          <table:table-cell office:value-type="string" calcext:value-type="string">
            <text:p><text:s text:c="13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ransformateu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atiment encastre</text:p>
          </table:table-cell>
          <table:table-cell office:value-type="string" calcext:value-type="string">
            <text:p><text:s text:c="19"/>BAT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atiment encast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office:value-type="string" calcext:value-type="string">
            <text:p><text:s text:c="19"/>BOK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PK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office:value-type="string" calcext:value-type="string">
            <text:p><text:s text:c="10"/>BRE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reseau d eau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office:value-type="string" calcext:value-type="string">
            <text:p><text:s text:c="10"/>CAV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ve encastree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office:value-type="string" calcext:value-type="string">
            <text:p><text:s text:c="10"/>CLO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oture encastre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office:value-type="string" calcext:value-type="string">
            <text:p><text:s text:c="10"/>ECH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chelle Limnimetriqu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<text:s text:c="20"/>ESC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<text:s text:c="20"/>MOU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numen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<text:s text:c="2"/>OUA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office:value-type="string" calcext:value-type="string">
            <text:p><text:s/>PAN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nneau d'information diver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office:value-type="string" calcext:value-type="string">
            <text:p><text:s text:c="11"/>PAS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sse a poisson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office:value-type="string" calcext:value-type="string">
            <text:p><text:s text:c="16"/>PIE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zometr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office:value-type="string" calcext:value-type="string">
            <text:p><text:s text:c="16"/>PON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nton <text:s text:c="2"/>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<text:s/>RDN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office:value-type="string" calcext:value-type="string">
            <text:p><text:s text:c="15"/>SOB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cle beton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office:value-type="string" calcext:value-type="string">
            <text:p><text:s text:c="10"/>STA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e mesur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mpage, prise d eau</text:p>
          </table:table-cell>
          <table:table-cell office:value-type="string" calcext:value-type="string">
            <text:p><text:s text:c="11"/>CAN</text:p>
          </table:table-cell>
          <table:table-cell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mpage, prise d ea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office:value-type="string" calcext:value-type="string">
            <text:p><text:s text:c="7"/>CON</text:p>
          </table:table-cell>
          <table:table-cell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(AEP,EU...)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<text:s text:c="23"/>AFL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ffluent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office:value-type="string" calcext:value-type="string">
            <text:p><text:s text:c="17"/>CAI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<text:s text:c="26"/>CAN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office:value-type="string" calcext:value-type="string">
            <text:p><text:s text:c="21"/>CHAN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ntourn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office:value-type="string" calcext:value-type="string">
            <text:p><text:s text:c="21"/>PRO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rteaux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uffage urbain</text:p>
          </table:table-cell>
          <table:table-cell office:value-type="string" calcext:value-type="string">
            <text:p><text:s text:c="14"/>CCU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uffage urbain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office:value-type="string" calcext:value-type="string">
            <text:p><text:s text:c="19"/>EFT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office:value-type="string" calcext:value-type="string">
            <text:p><text:s text:c="19"/>EFT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office:value-type="string" calcext:value-type="string">
            <text:p><text:s text:c="16"/>FIB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ibre optique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<text:s text:c="25"/>GDF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az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office:value-type="string" calcext:value-type="string">
            <text:p><text:s text:c="17"/>HYD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ydrocarbure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office:value-type="string" calcext:value-type="string">
            <text:p><text:s text:c="17"/>SAU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aumure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6"/>[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sous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equipement</text:p>
          </table:table-cell>
          <table:table-cell table:style-name="ce7" office:value-type="string" calcext:value-type="string">
            <text:p>/</text:p>
          </table:table-cell>
          <table:table-cell/>
          <table:table-cell table:style-name="ce7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7" office:value-type="string" calcext:value-type="string">
            <text:p>Buse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Buse avec encadrement béton</text:p>
          </table:table-cell>
          <table:table-cell table:style-name="ce7" office:value-type="string" calcext:value-type="string">
            <text:p>BU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Grille Avaloir</text:p>
          </table:table-cell>
          <table:table-cell table:style-name="ce7" office:value-type="string" calcext:value-type="string">
            <text:p>GRA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Sur Muret</text:p>
          </table:table-cell>
          <table:table-cell table:style-name="ce7" office:value-type="string" calcext:value-type="string">
            <text:p>MUR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Maçonné</text:p>
          </table:table-cell>
          <table:table-cell table:style-name="ce7" office:value-type="string" calcext:value-type="string">
            <text:p>MAC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Non observé</text:p>
          </table:table-cell>
          <table:table-cell table:style-name="ce7" office:value-type="string" calcext:value-type="string">
            <text:p>NO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lant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oul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is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mvert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hor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ildeau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d_ressource_1</text:p>
          </table:table-cell>
          <table:table-cell table:style-name="ce1" office:value-type="string" calcext:value-type="string">
            <text:p>INT</text:p>
          </table:table-cell>
          <table:table-cell/>
          <table:table-cell table:style-name="ce7" office:value-type="string" calcext:value-type="string">
            <text:p>photo par defaut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7" table:default-cell-style-name="ce6"/>
        <table:table-column table:style-name="co28" table:number-columns-repeated="7" table:default-cell-style-name="ce6"/>
        <table:table-column table:style-name="co3" table:number-columns-repeated="1016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1" table:number-columns-repeated="3"/>
          <table:table-cell office:value-type="string" calcext:value-type="string">
            <text:p>/</text:p>
          </table:table-cell>
          <table:table-cell/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oh_etatgeniecivil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Moyen <text:s text:c="6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Bon <text:s text:c="4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tatgeniecivi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test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n manoeuvre <text:s text:c="22"/></text:p>
          </table:table-cell>
          <table:table-cell office:value-type="string" calcext:value-type="string">
            <text:p><text:s/>N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realisee <text:s text:c="17"/></text:p>
          </table:table-cell>
          <table:table-cell office:value-type="string" calcext:value-type="string">
            <text:p><text:s/>MO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tentee mais non possible </text:p>
          </table:table-cell>
          <table:table-cell office:value-type="string" calcext:value-type="string">
            <text:p><text:s/>MP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testmanoeuvr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coul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Dégagé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Envasé/Ensablé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Totalement comblé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coulement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tgeneral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tatgenera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ongueurdes</text:p>
          </table:table-cell>
          <table:table-cell table:style-name="ce7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8">
        <table:table-column table:style-name="co29" table:default-cell-style-name="ce4"/>
        <table:table-column table:style-name="co30" table:number-columns-repeated="4" table:default-cell-style-name="ce4"/>
        <table:table-column table:style-name="co31" table:default-cell-style-name="ce4"/>
        <table:table-column table:style-name="co30" table:number-columns-repeated="4" table:default-cell-style-name="ce4"/>
        <table:table-column table:style-name="co3" table:number-columns-repeated="1014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0" office:value-type="string" calcext:value-type="string">
            <text:p>typegraphiqu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table:style-name="ce10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9">
        <table:table-column table:style-name="co32" table:default-cell-style-name="ce4"/>
        <table:table-column table:style-name="co33" table:number-columns-repeated="8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data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imple</text:p>
          </table:table-cell>
          <table:table-cell table:style-name="ce10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x1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9"/>TR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berge</text:p>
          </table:table-cell>
          <table:table-cell office:value-type="string" calcext:value-type="string">
            <text:p><text:s text:c="18"/>PD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ndex2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bscence de revetement</text:p>
          </table:table-cell>
          <table:table-cell office:value-type="string" calcext:value-type="string">
            <text:p><text:s/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positif fusible</text:p>
          </table:table-cell>
          <table:table-cell office:value-type="string" calcext:value-type="string">
            <text:p><text:s text:c="5"/>DI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chement</text:p>
          </table:table-cell>
          <table:table-cell office:value-type="string" calcext:value-type="string">
            <text:p><text:s text:c="12"/>EN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meuble</text:p>
          </table:table-cell>
          <table:table-cell office:value-type="string" calcext:value-type="string">
            <text:p><text:s text:c="7"/>F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rocheuse</text:p>
          </table:table-cell>
          <table:table-cell office:value-type="string" calcext:value-type="string">
            <text:p><text:s text:c="5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tre fosse(cote terre)</text:p>
          </table:table-cell>
          <table:table-cell office:value-type="string" calcext:value-type="string">
            <text:p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bion</text:p>
          </table:table-cell>
          <table:table-cell office:value-type="string" calcext:value-type="string">
            <text:p><text:s text:c="17"/>G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<text:s text:c="5"/>M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parafouille</text:p>
          </table:table-cell>
          <table:table-cell office:value-type="string" calcext:value-type="string">
            <text:p><text:s text:c="4"/>OU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lplanche</text:p>
          </table:table-cell>
          <table:table-cell office:value-type="string" calcext:value-type="string">
            <text:p><text:s text:c="13"/>P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roi etanche</text:p>
          </table:table-cell>
          <table:table-cell office:value-type="string" calcext:value-type="string">
            <text:p><text:s text:c="10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re</text:p>
          </table:table-cell>
          <table:table-cell office:value-type="string" calcext:value-type="string">
            <text:p><text:s text:c="18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ux</text:p>
          </table:table-cell>
          <table:table-cell office:value-type="string" calcext:value-type="string">
            <text:p><text:s text:c="18"/>PIX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de revanche</text:p>
          </table:table-cell>
          <table:table-cell office:value-type="string" calcext:value-type="string">
            <text:p><text:s text:c="4"/>R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vetement</text:p>
          </table:table-cell>
          <table:table-cell office:value-type="string" calcext:value-type="string">
            <text:p><text:s text:c="13"/>RV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uil, deversoir</text:p>
          </table:table-cell>
          <table:table-cell office:value-type="string" calcext:value-type="string">
            <text:p><text:s text:c="7"/>SE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dissipation</text:p>
          </table:table-cell>
          <table:table-cell office:value-type="string" calcext:value-type="string">
            <text:p><text:s text:c="4"/>ZP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urbanisee</text:p>
          </table:table-cell>
          <table:table-cell office:value-type="string" calcext:value-type="string">
            <text:p><text:s text:c="9"/>ZU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ndex3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ntonite-ciment</text:p>
          </table:table-cell>
          <table:table-cell office:value-type="string" calcext:value-type="string">
            <text:p><text:s text:c="7"/>B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</text:p>
          </table:table-cell>
          <table:table-cell office:value-type="string" calcext:value-type="string">
            <text:p><text:s text:c="18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is</text:p>
          </table:table-cell>
          <table:table-cell office:value-type="string" calcext:value-type="string">
            <text:p><text:s text:c="19"/>B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asse 0/80</text:p>
          </table:table-cell>
          <table:table-cell office:value-type="string" calcext:value-type="string">
            <text:p><text:s text:c="10"/>C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chet carriere 0/400</text:p>
          </table:table-cell>
          <table:table-cell office:value-type="string" calcext:value-type="string">
            <text:p><text:s text:c="2"/>D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be</text:p>
          </table:table-cell>
          <table:table-cell office:value-type="string" calcext:value-type="string">
            <text:p><text:s text:c="17"/>EN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isat recycle</text:p>
          </table:table-cell>
          <table:table-cell office:value-type="string" calcext:value-type="string">
            <text:p><text:s text:c="8"/>F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lets 0/100</text:p>
          </table:table-cell>
          <table:table-cell office:value-type="string" calcext:value-type="string">
            <text:p><text:s text:c="11"/>G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textile</text:p>
          </table:table-cell>
          <table:table-cell office:value-type="string" calcext:value-type="string">
            <text:p><text:s text:c="13"/>GE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membrane</text:p>
          </table:table-cell>
          <table:table-cell office:value-type="string" calcext:value-type="string">
            <text:p><text:s text:c="12"/>G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ers 0/33</text:p>
          </table:table-cell>
          <table:table-cell office:value-type="string" calcext:value-type="string">
            <text:p><text:s text:c="11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illage</text:p>
          </table:table-cell>
          <table:table-cell office:value-type="string" calcext:value-type="string">
            <text:p><text:s text:c="15"/>G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</text:p>
          </table:table-cell>
          <table:table-cell office:value-type="string" calcext:value-type="string">
            <text:p><text:s text:c="17"/>L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 et sables</text:p>
          </table:table-cell>
          <table:table-cell office:value-type="string" calcext:value-type="string">
            <text:p><text:s text:c="7"/>LS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ellons</text:p>
          </table:table-cell>
          <table:table-cell office:value-type="string" calcext:value-type="string">
            <text:p><text:s text:c="15"/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t naturel du fosse</text:p>
          </table:table-cell>
          <table:table-cell office:value-type="string" calcext:value-type="string">
            <text:p><text:s text:c="3"/>N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ves</text:p>
          </table:table-cell>
          <table:table-cell office:value-type="string" calcext:value-type="string">
            <text:p><text:s text:c="18"/>PA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ques beton joitives</text:p>
          </table:table-cell>
          <table:table-cell office:value-type="string" calcext:value-type="string">
            <text:p><text:s/>PBJ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nneaux JK</text:p>
          </table:table-cell>
          <table:table-cell office:value-type="string" calcext:value-type="string">
            <text:p><text:s text:c="12"/>PJ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maconnees</text:p>
          </table:table-cell>
          <table:table-cell office:value-type="string" calcext:value-type="string">
            <text:p><text:s text:c="6"/>P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seches</text:p>
          </table:table-cell>
          <table:table-cell office:value-type="string" calcext:value-type="string">
            <text:p><text:s text:c="9"/>P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appareilles</text:p>
          </table:table-cell>
          <table:table-cell office:value-type="string" calcext:value-type="string">
            <text:p><text:s text:c="5"/>R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betonnees</text:p>
          </table:table-cell>
          <table:table-cell office:value-type="string" calcext:value-type="string">
            <text:p><text:s text:c="7"/>RO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deversee</text:p>
          </table:table-cell>
          <table:table-cell office:value-type="string" calcext:value-type="string">
            <text:p><text:s text:c="8"/>R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ables</text:p>
          </table:table-cell>
          <table:table-cell office:value-type="string" calcext:value-type="string">
            <text:p><text:s text:c="17"/>S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chistes 0/100</text:p>
          </table:table-cell>
          <table:table-cell office:value-type="string" calcext:value-type="string">
            <text:p><text:s text:c="9"/>SC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lts</text:p>
          </table:table-cell>
          <table:table-cell office:value-type="string" calcext:value-type="string">
            <text:p><text:s text:c="18"/>SI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 vegetale</text:p>
          </table:table-cell>
          <table:table-cell office:value-type="string" calcext:value-type="string">
            <text:p><text:s text:c="9"/>T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uyau drain</text:p>
          </table:table-cell>
          <table:table-cell office:value-type="string" calcext:value-type="string">
            <text:p><text:s text:c="12"/>TUY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ut venant brut</text:p>
          </table:table-cell>
          <table:table-cell office:value-type="string" calcext:value-type="string">
            <text:p><text:s text:c="7"/>TV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enherbe</text:p>
          </table:table-cell>
          <table:table-cell office:value-type="string" calcext:value-type="string">
            <text:p><text:s text:c="2"/>V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arbustif</text:p>
          </table:table-cell>
          <table:table-cell office:value-type="string" calcext:value-type="string">
            <text:p><text:s text:c="2"/>V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boise</text:p>
          </table:table-cell>
          <table:table-cell office:value-type="string" calcext:value-type="string">
            <text:p><text:s text:c="2"/>VEB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ndex4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10">
        <table:table-column table:style-name="co34" table:default-cell-style-name="ce4"/>
        <table:table-column table:style-name="co5" table:default-cell-style-name="ce4"/>
        <table:table-column table:style-name="co35" table:default-cell-style-name="ce4"/>
        <table:table-column table:style-name="co5" table:number-columns-repeated="11" table:default-cell-style-name="ce4"/>
        <table:table-column table:style-name="co3" table:number-columns-repeated="1010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ain naturel cote terre </text:p>
          </table:table-cell>
          <table:table-cell office:value-type="string" calcext:value-type="string">
            <text:p>T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protection</text:p>
          </table:table-cell>
          <table:table-cell office:value-type="string" calcext:value-type="string">
            <text:p>N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surete</text:p>
          </table:table-cell>
          <table:table-cell office:value-type="string" calcext:value-type="string">
            <text:p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AUT </text:p>
          </table:table-cell>
          <table:table-cell table:number-columns-repeated="1017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Dernieresobservations" table:style-name="ta11">
        <table:table-column table:style-name="co36" table:default-cell-style-name="Default"/>
        <table:table-column table:style-name="co19" table:number-columns-repeated="10" table:default-cell-style-name="Default"/>
        <table:table-column table:style-name="co37" table:number-columns-repeated="1013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sordrenow AS (SELECT <text:s/>Desordre.pk_desordre, Desordre.id_desordre, Desordre.groupedesordre, Desordre.lid_descriptionsystem,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Desordre.cote, Desordre.position, Desordre.catdes, Desordre.typedes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Objet.lpk_revision_begin, Objet.lpk_revision_end, Objet.commentaire as Desordre_commentaire, Objet.datetimedestruction as desordre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FROM Desordre INNER JOIN Objet ON Desordre.lpk_objet = Objet.pk_objet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WHERE Objet.lpk_revision_end IS NULL) 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Observationnow AS (SELECT Observation.*, Objet.commentaire as Observation_commentaire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( SELECT MIN(Observationnowp.datetimeobservation) As datecreationtemp FROM Observation as Observationnow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WHERE Observation.lid_desordre = <text:s/>Observationnowp.lid_desordre AND Observationnowp.datetimeobservation &gt; Observation.datetimeobservation ) AS datetimedestructionte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FROM Observation INNER JOIN Objet ON objet.pk_objet = Observation.l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WHERE lpk_revision_end IS NULL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<text:s/>Observationnow.*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ST_Buffer(ST_MakeValid(Desordre.geom), 0.1) as geom,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3"/>Desordrenow.*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servationnow.datetimeobservation AS datetimecreation 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(CASE WHEN Observationnow.datetimedestructiontemp IS NULL THEN Desordrenow.desordredatetimedestruction <text:s/>ELSE Observationnow.datetimedestructiontemp END) AS 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INNER JOIN Desordrenow ON Observationnow.lid_desordre = Desordrenow.id_desordre INNER JOIN Desordre ON Desordre.pk_desordre = Desordrenow.pk_desordr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pk_dernieresobservations</text:p>
          </table:table-cell>
          <table:table-cell table:style-name="ce1" office:value-type="string" calcext:value-type="string">
            <text:p>SERIAL PRIMARY KEY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9_5f_Dernieresobservations" style:display-name="PageStyle_09_Dernieresobserv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creation-date>2019-04-17T07:24:04</meta:creation-date>
    <dc:date>2019-10-07T13:02:28</dc:date>
    <meta:generator>LibreOffice/6.2.8.2$Windows_X86_64 LibreOffice_project/f82ddfca21ebc1e222a662a32b25c0c9d20169ee</meta:generator>
    <meta:document-statistic meta:table-count="11" meta:cell-count="18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